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GETHSEMANE (14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ECEDING GETHSEMANE (14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lots (14:1-2, 10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lots (14:1-2, 10-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lot by the chief priests (14:1-2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lot by Judas Iscariot (14:10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VENTS PRECEDING GETHSEMANE (14:1-3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lots (14:1-2, 10-11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reparation (14:3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preparation (14:3-9):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lace (14:3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erson (14:3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erfume (14:3c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test (14:4-9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protest (14:4-9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woman is denounced by some of the guests (14:4-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oman is defended by the Savior (14:6-9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woman is defended by the Savior (14:6-9).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Concerning the poor (14:6-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Concerning the perfume (14:8-9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protest (14:4-9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woman is denounced by some of the guests (14:4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woman is defended by the Savior (14:6-9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preparation (14:3-9):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lace (14:3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son (14:3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perfume (14:3c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protest (14:4-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VENTS PRECEDING GETHSEMANE (14:1-31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lots (14:1-2, 10-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eparation (14:3-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Passover meal (14:12-26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The Passover meal (14:12-26)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The instructions (14:12-1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indictment (14:17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<text:s text:c="1"/>The indictment (14:17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betrayal (14:17-18):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baffled (14:1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betrayer (14:20-21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Passover meal (14:12-26)<text:s text:c="1"/></text:span><text:span text:style-name="a620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instructions (14:12-16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indictment (14:17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institution (14:22-2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-title-Title-Slide" presentation:presentation-page-layout-name="Master1-PPL1" draw:id="Slide-269">
        <draw:frame draw:id="id109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The institution (14:22-26)<text:s text:c="1"/></text:span><text:span text:style-name="a638" text:class-names=""/></text:p>
          </draw:text-box>
          <svg:title/>
          <svg:desc/>
        </draw:frame>
        <draw:frame draw:id="id110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The supper (14:22-25):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supper (14:22-25):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bread (14:2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wine (14:23-25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institution (14:22-2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supper (14:22-25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song (14:2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The Passover meal (14:12-26)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instructions (14:12-16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indictment (14:17-20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institution (14:22-2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EVENTS PRECEDING GETHSEMANE (14:1-31)<text:s text:c="1"/></text:span><text:span text:style-name="a696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plots (14:1-2, 10-11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preparation (14:3-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Passover meal (14:12-2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predictions (14:27-31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2-tx-Title-and-Text" presentation:presentation-page-layout-name="Master1-PPL12" draw:id="Slide-274">
        <draw:frame draw:id="id119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The predictions (14:27-31):<text:s text:c="1"/></text:span><text:span text:style-name="a717" text:class-names=""/></text:p>
          </draw:text-box>
          <svg:title/>
          <svg:desc/>
        </draw:frame>
        <draw:frame draw:id="id120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at he will be deserted by all (14:27-28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at he will be denied by one (14:29-31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EVENTS PRECEDING GETHSEMANE (14:1-31)<text:s text:c="1"/></text:span><text:span text:style-name="a732" text:class-names=""/></text:p>
          </draw:text-box>
          <svg:title/>
          <svg:desc/>
        </draw:frame>
        <draw:frame draw:id="id122" presentation:style-name="a750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plots (14:1-2, 10-11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preparation (14:3-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assover meal (14:12-2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redictions (14:27-31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1" draw:style-name="a751" draw:master-page-name="Master1-Layout12-tx-Title-and-Text" presentation:presentation-page-layout-name="Master1-PPL12" draw:id="Slide-276">
        <draw:frame draw:id="id123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MARK 14</text:span><text:span text:style-name="a753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EVENTS PRECEDING GETHSEMANE (14:1-31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EVENTS OCCURRING IN GETHSEMANE (14:32-52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2" draw:style-name="a766" draw:master-page-name="Master1-Layout1-title-Title-Slide" presentation:presentation-page-layout-name="Master1-PPL1" draw:id="Slide-277">
        <draw:frame draw:id="id125" presentation:style-name="a770" draw:name="Title 1" svg:x="1.38in" svg:y="0.83in" svg:width="10.3in" svg:height="4.42in" presentation:class="title" presentation:placeholder="false">
          <draw:text-box>
            <text:p text:style-name="a769" text:class-names="" text:cond-style-name=""><text:span text:style-name="a767" text:class-names="">EVENTS OCCURRING IN GETHSEMANE (14:32-52)<text:s text:c="1"/></text:span><text:span text:style-name="a768" text:class-names=""/></text:p>
          </draw:text-box>
          <svg:title/>
          <svg:desc/>
        </draw:frame>
        <draw:frame draw:id="id126" presentation:style-name="a775" draw:name="Subtitle 2" svg:x="1.38in" svg:y="5.25in" svg:width="10.3in" svg:height="1.85in" presentation:class="subtitle" presentation:placeholder="false">
          <draw:text-box>
            <text:p text:style-name="a772" text:class-names="" text:cond-style-name=""><text:span text:style-name="a771" text:class-names=""><text:s text:c="1"/>The agony of Jesus (14:32-42)<text:s text:c="1"/></text:span></text:p>
            <text:p text:style-name="a774" text:class-names="" text:cond-style-name=""><text:span text:style-name="a773" text:class-names=""/></text:p>
          </draw:text-box>
          <svg:title/>
          <svg:desc/>
        </draw:frame>
      </draw:page>
      <draw:page draw:name="Slide23" draw:style-name="a776" draw:master-page-name="Master1-Layout1-title-Title-Slide" presentation:presentation-page-layout-name="Master1-PPL1" draw:id="Slide-278">
        <draw:frame draw:id="id127" presentation:style-name="a780" draw:name="Title 1" svg:x="1.38in" svg:y="0.83in" svg:width="10.3in" svg:height="4.42in" presentation:class="title" presentation:placeholder="false">
          <draw:text-box>
            <text:p text:style-name="a779" text:class-names="" text:cond-style-name=""><text:span text:style-name="a777" text:class-names=""><text:s text:c="1"/>The agony of Jesus (14:32-42)<text:s text:c="1"/></text:span><text:span text:style-name="a778" text:class-names=""/></text:p>
          </draw:text-box>
          <svg:title/>
          <svg:desc/>
        </draw:frame>
        <draw:frame draw:id="id128" presentation:style-name="a785" draw:name="Subtitle 2" svg:x="1.38in" svg:y="5.25in" svg:width="10.3in" svg:height="1.85in" presentation:class="subtitle" presentation:placeholder="false">
          <draw:text-box>
            <text:p text:style-name="a782" text:class-names="" text:cond-style-name=""><text:span text:style-name="a781" text:class-names=""><text:s text:c="1"/>His first prayer (14:32-38)<text:s text:c="1"/></text:span></text:p>
            <text:p text:style-name="a784" text:class-names="" text:cond-style-name=""><text:span text:style-name="a783" text:class-names=""/></text:p>
          </draw:text-box>
          <svg:title/>
          <svg:desc/>
        </draw:frame>
      </draw:page>
      <draw:page draw:name="Slide24" draw:style-name="a786" draw:master-page-name="Master1-Layout12-tx-Title-and-Text" presentation:presentation-page-layout-name="Master1-PPL12" draw:id="Slide-279">
        <draw:frame draw:id="id129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His first prayer (14:32-38)<text:s text:c="1"/></text:span><text:span text:style-name="a788" text:class-names=""/></text:p>
          </draw:text-box>
          <svg:title/>
          <svg:desc/>
        </draw:frame>
        <draw:frame draw:id="id130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The struggle (14:32-35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submission (14:36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sleepers (14:37-38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5" draw:style-name="a804" draw:master-page-name="Master1-Layout12-tx-Title-and-Text" presentation:presentation-page-layout-name="Master1-PPL12" draw:id="Slide-280">
        <draw:frame draw:id="id131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<text:s text:c="1"/>The sleepers (14:37-38):<text:s text:c="1"/></text:span><text:span text:style-name="a806" text:class-names=""/></text:p>
          </draw:text-box>
          <svg:title/>
          <svg:desc/>
        </draw:frame>
        <draw:frame draw:id="id132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He awakens them (14:37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He admonishes them (14:38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6" draw:style-name="a819" draw:master-page-name="Master1-Layout12-tx-Title-and-Text" presentation:presentation-page-layout-name="Master1-PPL12" draw:id="Slide-281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His first prayer (14:32-38)<text:s text:c="1"/></text:span><text:span text:style-name="a821" text:class-names=""/></text:p>
          </draw:text-box>
          <svg:title/>
          <svg:desc/>
        </draw:frame>
        <draw:frame draw:id="id134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struggle (14:32-35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submission (14:3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sleepers (14:37-38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7" draw:style-name="a837" draw:master-page-name="Master1-Layout12-tx-Title-and-Text" presentation:presentation-page-layout-name="Master1-PPL12" draw:id="Slide-282">
        <draw:frame draw:id="id135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The agony of Jesus (14:32-42)<text:s text:c="1"/></text:span><text:span text:style-name="a839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His first prayer (14:32-38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His second prayer (14:39-40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His third prayer (14:41-42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EVENTS OCCURRING IN GETHSEMANE (14:32-52)<text:s text:c="1"/></text:span><text:span text:style-name="a857" text:class-names=""/></text:p>
          </draw:text-box>
          <svg:title/>
          <svg:desc/>
        </draw:frame>
        <draw:frame draw:id="id138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agony of Jesus (14:32-4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arrest of Jesus (14:43-49)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9" draw:style-name="a870" draw:master-page-name="Master1-Layout12-tx-Title-and-Text" presentation:presentation-page-layout-name="Master1-PPL12" draw:id="Slide-284">
        <draw:frame draw:id="id139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<text:s text:c="1"/>The arrest of Jesus (14:43-49)<text:s text:c="1"/></text:span><text:span text:style-name="a872" text:class-names=""/></text:p>
          </draw:text-box>
          <svg:title/>
          <svg:desc/>
        </draw:frame>
        <draw:frame draw:id="id140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Jesus and Judas (14:43-45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Jesus and Peter (14:46-49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30" draw:style-name="a885" draw:master-page-name="Master1-Layout12-tx-Title-and-Text" presentation:presentation-page-layout-name="Master1-PPL12" draw:id="Slide-285">
        <draw:frame draw:id="id141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EVENTS OCCURRING IN GETHSEMANE (14:32-52)<text:s text:c="1"/></text:span><text:span text:style-name="a887" text:class-names=""/></text:p>
          </draw:text-box>
          <svg:title/>
          <svg:desc/>
        </draw:frame>
        <draw:frame draw:id="id142" presentation:style-name="a902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<text:s text:c="1"/>The agony of Jesus (14:32-4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The arrest of Jesus (14:43-49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The abandonment of Jesus (14:50-52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1" draw:style-name="a903" draw:master-page-name="Master1-Layout12-tx-Title-and-Text" presentation:presentation-page-layout-name="Master1-PPL12" draw:id="Slide-286">
        <draw:frame draw:id="id143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The abandonment of Jesus (14:50-52)<text:s text:c="1"/></text:span><text:span text:style-name="a905" text:class-names=""/></text:p>
          </draw:text-box>
          <svg:title/>
          <svg:desc/>
        </draw:frame>
        <draw:frame draw:id="id144" presentation:style-name="a917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He is forsaken by the eleven (14:50).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He is forsaken by a young man (14:51-52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draw:page draw:name="Slide32" draw:style-name="a918" draw:master-page-name="Master1-Layout12-tx-Title-and-Text" presentation:presentation-page-layout-name="Master1-PPL12" draw:id="Slide-287">
        <draw:frame draw:id="id145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EVENTS OCCURRING IN GETHSEMANE (14:32-52)<text:s text:c="1"/></text:span><text:span text:style-name="a920" text:class-names=""/></text:p>
          </draw:text-box>
          <svg:title/>
          <svg:desc/>
        </draw:frame>
        <draw:frame draw:id="id146" presentation:style-name="a935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<text:s text:c="1"/>The agony of Jesus (14:32-42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The arrest of Jesus (14:43-49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abandonment of Jesus (14:50-52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33" draw:style-name="a936" draw:master-page-name="Master1-Layout12-tx-Title-and-Text" presentation:presentation-page-layout-name="Master1-PPL12" draw:id="Slide-288">
        <draw:frame draw:id="id147" presentation:style-name="a940" draw:name="Title 1" svg:x="1.38in" svg:y="0.4in" svg:width="10.6in" svg:height="1.44965in" presentation:class="title" presentation:placeholder="false">
          <draw:text-box>
            <text:p text:style-name="a939" text:class-names="" text:cond-style-name=""><text:span text:style-name="a937" text:class-names="">MARK 14</text:span><text:span text:style-name="a938" text:class-names=""/></text:p>
          </draw:text-box>
          <svg:title/>
          <svg:desc/>
        </draw:frame>
        <draw:frame draw:id="id148" presentation:style-name="a953" draw:name="Text Placeholder 2" svg:x="1.38in" svg:y="2in" svg:width="9.4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EVENTS PRECEDING GETHSEMANE (14:1-31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EVENTS OCCURRING IN GETHSEMANE (14:32-52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VENTS FOLLOWING GETHSEMANE (14:53-72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4" draw:style-name="a954" draw:master-page-name="Master1-Layout1-title-Title-Slide" presentation:presentation-page-layout-name="Master1-PPL1" draw:id="Slide-289">
        <draw:frame draw:id="id149" presentation:style-name="a958" draw:name="Title 1" svg:x="1.38in" svg:y="0.83in" svg:width="10.3in" svg:height="4.42in" presentation:class="title" presentation:placeholder="false">
          <draw:text-box>
            <text:p text:style-name="a957" text:class-names="" text:cond-style-name=""><text:span text:style-name="a955" text:class-names="">EVENTS FOLLOWING GETHSEMANE (14:53-72)<text:s text:c="1"/></text:span><text:span text:style-name="a956" text:class-names=""/></text:p>
          </draw:text-box>
          <svg:title/>
          <svg:desc/>
        </draw:frame>
        <draw:frame draw:id="id150" presentation:style-name="a963" draw:name="Subtitle 2" svg:x="1.38in" svg:y="5.25in" svg:width="10.3in" svg:height="1.85in" presentation:class="subtitle" presentation:placeholder="false">
          <draw:text-box>
            <text:p text:style-name="a960" text:class-names="" text:cond-style-name=""><text:span text:style-name="a959" text:class-names=""><text:s text:c="1"/>Jesus is denounced by his foes (14:55-65).<text:s text:c="1"/></text:span></text:p>
            <text:p text:style-name="a962" text:class-names="" text:cond-style-name=""><text:span text:style-name="a961" text:class-names=""/></text:p>
          </draw:text-box>
          <svg:title/>
          <svg:desc/>
        </draw:frame>
      </draw:page>
      <draw:page draw:name="Slide35" draw:style-name="a964" draw:master-page-name="Master1-Layout1-title-Title-Slide" presentation:presentation-page-layout-name="Master1-PPL1" draw:id="Slide-290">
        <draw:frame draw:id="id151" presentation:style-name="a968" draw:name="Title 1" svg:x="1.38in" svg:y="0.83in" svg:width="10.3in" svg:height="4.42in" presentation:class="title" presentation:placeholder="false">
          <draw:text-box>
            <text:p text:style-name="a967" text:class-names="" text:cond-style-name=""><text:span text:style-name="a965" text:class-names=""><text:s text:c="1"/>Jesus is denounced by his foes (14:55-65).<text:s text:c="1"/></text:span><text:span text:style-name="a966" text:class-names=""/></text:p>
          </draw:text-box>
          <svg:title/>
          <svg:desc/>
        </draw:frame>
        <draw:frame draw:id="id152" presentation:style-name="a973" draw:name="Subtitle 2" svg:x="1.38in" svg:y="5.25in" svg:width="10.3in" svg:height="1.85in" presentation:class="subtitle" presentation:placeholder="false">
          <draw:text-box>
            <text:p text:style-name="a970" text:class-names="" text:cond-style-name=""><text:span text:style-name="a969" text:class-names=""><text:s text:c="1"/>He is arraigned before the Sanhedrin (14:55-64).<text:s text:c="1"/></text:span></text:p>
            <text:p text:style-name="a972" text:class-names="" text:cond-style-name=""><text:span text:style-name="a971" text:class-names=""/></text:p>
          </draw:text-box>
          <svg:title/>
          <svg:desc/>
        </draw:frame>
      </draw:page>
      <draw:page draw:name="Slide36" draw:style-name="a974" draw:master-page-name="Master1-Layout1-title-Title-Slide" presentation:presentation-page-layout-name="Master1-PPL1" draw:id="Slide-291">
        <draw:frame draw:id="id153" presentation:style-name="a978" draw:name="Title 1" svg:x="1.38in" svg:y="0.83in" svg:width="10.3in" svg:height="4.42in" presentation:class="title" presentation:placeholder="false">
          <draw:text-box>
            <text:p text:style-name="a977" text:class-names="" text:cond-style-name=""><text:span text:style-name="a975" text:class-names=""><text:s text:c="1"/>He is arraigned before the Sanhedrin (14:55-64).<text:s text:c="1"/></text:span><text:span text:style-name="a976" text:class-names=""/></text:p>
          </draw:text-box>
          <svg:title/>
          <svg:desc/>
        </draw:frame>
        <draw:frame draw:id="id154" presentation:style-name="a983" draw:name="Subtitle 2" svg:x="1.38in" svg:y="5.25in" svg:width="10.3in" svg:height="1.85in" presentation:class="subtitle" presentation:placeholder="false">
          <draw:text-box>
            <text:p text:style-name="a980" text:class-names="" text:cond-style-name=""><text:span text:style-name="a979" text:class-names=""><text:s text:c="1"/>The attempts involved (14:55-59)<text:s text:c="1"/></text:span></text:p>
            <text:p text:style-name="a982" text:class-names="" text:cond-style-name=""><text:span text:style-name="a981" text:class-names=""/></text:p>
          </draw:text-box>
          <svg:title/>
          <svg:desc/>
        </draw:frame>
      </draw:page>
      <draw:page draw:name="Slide37" draw:style-name="a984" draw:master-page-name="Master1-Layout12-tx-Title-and-Text" presentation:presentation-page-layout-name="Master1-PPL12" draw:id="Slide-292">
        <draw:frame draw:id="id155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<text:s text:c="1"/>The attempts involved (14:55-59)<text:s text:c="1"/></text:span><text:span text:style-name="a986" text:class-names=""/></text:p>
          </draw:text-box>
          <svg:title/>
          <svg:desc/>
        </draw:frame>
        <draw:frame draw:id="id156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The frantic efforts to indict him (14:55-56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The futile efforts to indict him (14:57-59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8" draw:style-name="a999" draw:master-page-name="Master1-Layout12-tx-Title-and-Text" presentation:presentation-page-layout-name="Master1-PPL12" draw:id="Slide-293">
        <draw:frame draw:id="id157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<text:s text:c="1"/>He is arraigned before the Sanhedrin (14:55-64).<text:s text:c="1"/></text:span><text:span text:style-name="a1001" text:class-names=""/></text:p>
          </draw:text-box>
          <svg:title/>
          <svg:desc/>
        </draw:frame>
        <draw:frame draw:id="id158" presentation:style-name="a1016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The attempts involved (14:55-59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affirmation (14:60-62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The agreement (14:63-64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9" draw:style-name="a1017" draw:master-page-name="Master1-Layout12-tx-Title-and-Text" presentation:presentation-page-layout-name="Master1-PPL12" draw:id="Slide-294">
        <draw:frame draw:id="id159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<text:s text:c="1"/>Jesus is denounced by his foes (14:55-65).<text:s text:c="1"/></text:span><text:span text:style-name="a1019" text:class-names=""/></text:p>
          </draw:text-box>
          <svg:title/>
          <svg:desc/>
        </draw:frame>
        <draw:frame draw:id="id160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He is arraigned before the Sanhedrin (14:55-64).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He is assaulted by the Sanhedrin (14:65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40" draw:style-name="a1032" draw:master-page-name="Master1-Layout12-tx-Title-and-Text" presentation:presentation-page-layout-name="Master1-PPL12" draw:id="Slide-295">
        <draw:frame draw:id="id161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EVENTS FOLLOWING GETHSEMANE (14:53-72)<text:s text:c="1"/></text:span><text:span text:style-name="a1034" text:class-names=""/></text:p>
          </draw:text-box>
          <svg:title/>
          <svg:desc/>
        </draw:frame>
        <draw:frame draw:id="id162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Jesus is denounced by his foes (14:55-65).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Jesus is denied by his follower (14:53-54, 66-7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1" draw:style-name="a1047" draw:master-page-name="Master1-Layout12-tx-Title-and-Text" presentation:presentation-page-layout-name="Master1-PPL12" draw:id="Slide-296">
        <draw:frame draw:id="id163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<text:s text:c="1"/>Jesus is denied by his follower (14:53-54, 66-72)<text:s text:c="1"/></text:span><text:span text:style-name="a1049" text:class-names=""/></text:p>
          </draw:text-box>
          <svg:title/>
          <svg:desc/>
        </draw:frame>
        <draw:frame draw:id="id164" presentation:style-name="a1064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The person (14:53-54a):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e place (14:54b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particulars (14:66-72)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42" draw:style-name="a1065" draw:master-page-name="Master1-Layout12-tx-Title-and-Text" presentation:presentation-page-layout-name="Master1-PPL12" draw:id="Slide-297">
        <draw:frame draw:id="id165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The particulars (14:66-72)<text:s text:c="1"/></text:span><text:span text:style-name="a1067" text:class-names=""/></text:p>
          </draw:text-box>
          <svg:title/>
          <svg:desc/>
        </draw:frame>
        <draw:frame draw:id="id166" presentation:style-name="a1082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First occasion (14:66-68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Second occasion (14:69-70a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ird occasion (14:70b-7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draw:page draw:name="Slide43" draw:style-name="a1083" draw:master-page-name="Master1-Layout12-tx-Title-and-Text" presentation:presentation-page-layout-name="Master1-PPL12" draw:id="Slide-298">
        <draw:frame draw:id="id167" presentation:style-name="a1087" draw:name="Title 1" svg:x="1.38in" svg:y="0.4in" svg:width="10.6in" svg:height="1.44965in" presentation:class="title" presentation:placeholder="false">
          <draw:text-box>
            <text:p text:style-name="a1086" text:class-names="" text:cond-style-name=""><text:span text:style-name="a1084" text:class-names=""><text:s text:c="1"/>Third occasion (14:70b-72)<text:s text:c="1"/></text:span><text:span text:style-name="a1085" text:class-names=""/></text:p>
          </draw:text-box>
          <svg:title/>
          <svg:desc/>
        </draw:frame>
        <draw:frame draw:id="id168" presentation:style-name="a1100" draw:name="Text Placeholder 2" svg:x="1.38in" svg:y="2in" svg:width="9.4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<text:s text:c="1"/>Several others now accuse Peter, causing him to curse out his denials (14:70b-71).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The rooster crows (14:72a).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<text:s text:c="1"/>Peter breaks down and weeps bitterly (14:72b).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</draw:page>
      <draw:page draw:name="Slide44" draw:style-name="a1101" draw:master-page-name="Master1-Layout12-tx-Title-and-Text" presentation:presentation-page-layout-name="Master1-PPL12" draw:id="Slide-299">
        <draw:frame draw:id="id169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2" text:class-names=""><text:s text:c="1"/>The particulars (14:66-72)<text:s text:c="1"/></text:span><text:span text:style-name="a1103" text:class-names=""/></text:p>
          </draw:text-box>
          <svg:title/>
          <svg:desc/>
        </draw:frame>
        <draw:frame draw:id="id170" presentation:style-name="a1118" draw:name="Text Placeholder 2" svg:x="1.38in" svg:y="2in" svg:width="9.4in" svg:height="4.75868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6" text:class-names=""><text:s text:c="1"/>First occasion (14:66-68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1"/>Second occasion (14:69-70a):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<text:s text:c="1"/>Third occasion (14:70b-72)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</draw:text-box>
          <svg:title/>
          <svg:desc/>
        </draw:frame>
      </draw:page>
      <draw:page draw:name="Slide45" draw:style-name="a1119" draw:master-page-name="Master1-Layout12-tx-Title-and-Text" presentation:presentation-page-layout-name="Master1-PPL12" draw:id="Slide-300">
        <draw:frame draw:id="id171" presentation:style-name="a1123" draw:name="Title 1" svg:x="1.38in" svg:y="0.4in" svg:width="10.6in" svg:height="1.44965in" presentation:class="title" presentation:placeholder="false">
          <draw:text-box>
            <text:p text:style-name="a1122" text:class-names="" text:cond-style-name=""><text:span text:style-name="a1120" text:class-names=""><text:s text:c="1"/>Jesus is denied by his follower (14:53-54, 66-72)<text:s text:c="1"/></text:span><text:span text:style-name="a1121" text:class-names=""/></text:p>
          </draw:text-box>
          <svg:title/>
          <svg:desc/>
        </draw:frame>
        <draw:frame draw:id="id172" presentation:style-name="a1136" draw:name="Text Placeholder 2" svg:x="1.38in" svg:y="2in" svg:width="9.4in" svg:height="4.75868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<text:s text:c="1"/>The person (14:53-54a):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<text:s text:c="1"/>The place (14:54b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s text:c="1"/>The particulars (14:66-72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6" draw:style-name="a1137" draw:master-page-name="Master1-Layout12-tx-Title-and-Text" presentation:presentation-page-layout-name="Master1-PPL12" draw:id="Slide-301">
        <draw:frame draw:id="id173" presentation:style-name="a1141" draw:name="Title 1" svg:x="1.38in" svg:y="0.4in" svg:width="10.6in" svg:height="1.44965in" presentation:class="title" presentation:placeholder="false">
          <draw:text-box>
            <text:p text:style-name="a1140" text:class-names="" text:cond-style-name=""><text:span text:style-name="a1138" text:class-names="">EVENTS FOLLOWING GETHSEMANE (14:53-72)<text:s text:c="1"/></text:span><text:span text:style-name="a1139" text:class-names=""/></text:p>
          </draw:text-box>
          <svg:title/>
          <svg:desc/>
        </draw:frame>
        <draw:frame draw:id="id174" presentation:style-name="a1151" draw:name="Text Placeholder 2" svg:x="1.38in" svg:y="2in" svg:width="9.4in" svg:height="4.75868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<text:s text:c="1"/>Jesus is denounced by his foes (14:55-65).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Jesus is denied by his follower (14:53-54, 66-72)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47" draw:style-name="a1152" draw:master-page-name="Master1-Layout12-tx-Title-and-Text" presentation:presentation-page-layout-name="Master1-PPL12" draw:id="Slide-302">
        <draw:frame draw:id="id175" presentation:style-name="a1156" draw:name="Title 1" svg:x="1.38in" svg:y="0.4in" svg:width="10.6in" svg:height="1.44965in" presentation:class="title" presentation:placeholder="false">
          <draw:text-box>
            <text:p text:style-name="a1155" text:class-names="" text:cond-style-name=""><text:span text:style-name="a1153" text:class-names="">MARK 14</text:span><text:span text:style-name="a1154" text:class-names=""/></text:p>
          </draw:text-box>
          <svg:title/>
          <svg:desc/>
        </draw:frame>
        <draw:frame draw:id="id176" presentation:style-name="a1169" draw:name="Text Placeholder 2" svg:x="1.38in" svg:y="2in" svg:width="9.4in" svg:height="4.7586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EVENTS PRECEDING GETHSEMANE (14:1-31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EVENTS OCCURRING IN GETHSEMANE (14:32-52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EVENTS FOLLOWING GETHSEMANE (14:53-72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4</dc:title>
    <meta:initial-creator>David STRICKLAND</meta:initial-creator>
    <dc:creator>David STRICKLAND</dc:creator>
    <meta:creation-date>2020-02-22T17:35:34Z</meta:creation-date>
    <dc:date>2020-02-22T17:35:35Z</dc:date>
    <meta:template xlink:href="BibleStudy" xlink:type="simple"/>
    <meta:editing-cycles>1</meta:editing-cycles>
    <meta:editing-duration>PT1S</meta:editing-duration>
    <meta:document-statistic meta:paragraph-count="158" meta:word-count="1141"/>
  </office:meta>
</office:document-meta>
</file>